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D8000002D22F8A3FE91FFC2BB9.png" manifest:media-type="image/png"/>
  <manifest:file-entry manifest:full-path="Pictures/1000020100000440000002C1DEA3AC493FC98B7B.png" manifest:media-type="image/png"/>
  <manifest:file-entry manifest:full-path="Pictures/10000201000004D5000002D1ADC44037B4C1E264.png" manifest:media-type="image/png"/>
  <manifest:file-entry manifest:full-path="Pictures/100002010000043D000002B8F82F11F822FBDBCF.png" manifest:media-type="image/png"/>
  <manifest:file-entry manifest:full-path="Pictures/10000201000004D8000002CBB026E77751A6F2FD.png" manifest:media-type="image/png"/>
  <manifest:file-entry manifest:full-path="Pictures/10000201000004D6000002CC83D6898C8E6E95F2.png" manifest:media-type="image/png"/>
  <manifest:file-entry manifest:full-path="Pictures/10000201000004D5000002CEEC14EE2016249BA5.png" manifest:media-type="image/png"/>
  <manifest:file-entry manifest:full-path="Pictures/10000201000004D4000002C992135B992F7C75F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7cm" svg:height="10.904cm" draw:z-index="0"><draw:image xlink:href="Pictures/100002010000043D000002B8F82F11F822FBDBCF.png" xlink:type="simple" xlink:show="embed" xlink:actuate="onLoad" loext:mime-type="image/x-vclgraphic"/></draw:frame></text:p>
      <text:p text:style-name="Standard"><draw:frame draw:style-name="fr1" draw:name="Изображение2" text:anchor-type="paragraph" svg:width="17cm" svg:height="11.015cm" draw:z-index="1"><draw:image xlink:href="Pictures/1000020100000440000002C1DEA3AC493FC98B7B.png" xlink:type="simple" xlink:show="embed" xlink:actuate="onLoad" loext:mime-type="image/x-vclgraphic"/></draw:frame></text:p>
      <text:p text:style-name="Standard"/>
      <text:p text:style-name="Standard"><draw:frame draw:style-name="fr2" draw:name="Изображение3" text:anchor-type="paragraph" svg:width="17cm" svg:height="9.867cm" draw:z-index="2"><draw:image xlink:href="Pictures/10000201000004D5000002CEEC14EE2016249BA5.png" xlink:type="simple" xlink:show="embed" xlink:actuate="onLoad" loext:mime-type="image/x-vclgraphic"/></draw:frame><text:soft-page-break/></text:p>
      <text:p text:style-name="Standard"><draw:frame draw:style-name="fr1" draw:name="Изображение4" text:anchor-type="paragraph" svg:width="17cm" svg:height="9.802cm" draw:z-index="3"><draw:image xlink:href="Pictures/10000201000004D8000002CBB026E77751A6F2FD.png" xlink:type="simple" xlink:show="embed" xlink:actuate="onLoad" loext:mime-type="image/x-vclgraphic"/></draw:frame></text:p>
      <text:p text:style-name="Standard"><draw:frame draw:style-name="fr2" draw:name="Изображение5" text:anchor-type="paragraph" svg:width="17cm" svg:height="9.908cm" draw:z-index="4"><draw:image xlink:href="Pictures/10000201000004D5000002D1ADC44037B4C1E264.png" xlink:type="simple" xlink:show="embed" xlink:actuate="onLoad" loext:mime-type="image/x-vclgraphic"/></draw:frame><text:soft-page-break/></text:p>
      <text:p text:style-name="Standard"><draw:frame draw:style-name="fr1" draw:name="Изображение6" text:anchor-type="paragraph" svg:width="17cm" svg:height="9.805cm" draw:z-index="5"><draw:image xlink:href="Pictures/10000201000004D4000002C992135B992F7C75F9.png" xlink:type="simple" xlink:show="embed" xlink:actuate="onLoad" loext:mime-type="image/x-vclgraphic"/></draw:frame></text:p>
      <text:p text:style-name="Standard"><draw:frame draw:style-name="fr2" draw:name="Изображение7" text:anchor-type="paragraph" svg:width="17cm" svg:height="9.897cm" draw:z-index="6"><draw:image xlink:href="Pictures/10000201000004D8000002D22F8A3FE91FFC2BB9.png" xlink:type="simple" xlink:show="embed" xlink:actuate="onLoad" loext:mime-type="image/x-vclgraphic"/></draw:frame><text:soft-page-break/></text:p>
      <text:p text:style-name="Standard"><draw:frame draw:style-name="fr1" draw:name="Изображение8" text:anchor-type="paragraph" svg:width="17cm" svg:height="9.832cm" draw:z-index="7"><draw:image xlink:href="Pictures/10000201000004D6000002CC83D6898C8E6E95F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13:24:40.852299933</meta:creation-date>
    <dc:date>2018-07-13T13:29:10.403926577</dc:date>
    <meta:editing-duration>PT4M30S</meta:editing-duration>
    <meta:editing-cycles>1</meta:editing-cycles>
    <meta:document-statistic meta:table-count="0" meta:image-count="8" meta:object-count="0" meta:page-count="4" meta:paragraph-count="0" meta:word-count="0" meta:character-count="0" meta:non-whitespace-character-count="0"/>
    <meta:generator>LibreOffice/5.4.6.2$Linux_X86_64 LibreOffice_project/40m0$Build-2</meta:generator>
  </office:meta>
</office:document-meta>
</file>